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pleSystemUIFont" svg:font-family=".AppleSystemUIFont" style:font-family-generic="swiss"/>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background-color="transparent"/>
    </style:style>
    <style:style style:name="P3" style:family="paragraph" style:parent-style-name="Text_20_body">
      <style:text-properties fo:font-weight="bold" fo:background-color="transparent"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language="en" fo:country="US" fo:font-style="normal" style:font-style-asian="normal" style:font-style-complex="normal"/>
    </style:style>
    <style:style style:name="P6" style:family="paragraph" style:parent-style-name="Text_20_body">
      <style:text-properties fo:language="cs" fo:country="CZ"/>
    </style:style>
    <style:style style:name="P7" style:family="paragraph" style:parent-style-name="Heading_20_1" style:list-style-name=""/>
    <style:style style:name="P8" style:family="paragraph" style:parent-style-name="Heading_20_1">
      <style:text-properties fo:background-color="transparent"/>
    </style:style>
    <style:style style:name="P9" style:family="paragraph" style:parent-style-name="Heading_20_1">
      <style:paragraph-properties fo:break-before="page"/>
    </style:style>
    <style:style style:name="P10"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11" style:family="paragraph" style:parent-style-name="Text_20_body">
      <style:text-properties fo:language="en" fo:country="US"/>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language="en" fo:country="US" fo:font-style="normal" fo:font-weight="bold" style:font-style-asian="normal" style:font-weight-asian="bold" style:font-style-complex="normal"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style:text-position="sub 58%" fo:font-style="normal" fo:font-weight="normal" style:font-style-asian="normal" style:font-weight-asian="normal" style:font-style-complex="normal" style:font-weight-complex="normal"/>
    </style:style>
    <style:style style:name="T15" style:family="text">
      <style:text-properties fo:background-color="#ffffff" loext:char-shading-value="0"/>
    </style:style>
    <style:style style:name="T16" style:family="text">
      <style:text-properties fo:color="#ff3333"/>
    </style:style>
    <style:style style:name="T17"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line-through-typ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font-name=".AppleSystemUIFont" fo:font-size="10pt" fo:language="en" fo:country="US" style:language-asian="zh" style:country-asian="CN" style:language-complex="hi" style:country-complex="IN"/>
    </style:style>
    <style:style style:name="T21" style:family="text">
      <style:text-properties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posal <office:annotation office:name="__Annotation__458_1689775935"><dc:creator>Joakim Nivre</dc:creator><dc:date>2016-08-26T09:28:20</dc:date><text:p text:style-name="P12"><text:span text:style-name="T17">“</text:span><text:span text:style-name="T17">Proposal of” sounds odd to me. Perhaps “Proposal for the CoNLL 2017 Shared Task ...” or simply “CoNLL 2017 Shared Task Proposal”.</text:span></text:p></office:annotation>of<office:annotation-end office:name="__Annotation__458_1689775935"/> CoNLL 2017 Shared Task: <office:annotation office:name="__Annotation__3781_1501412069"><dc:creator>Daniel Zeman</dc:creator><dc:date>2016-08-24T21:32:27</dc:date><text:p text:style-name="P12"><text:span text:style-name="T18">I am open to suggestions on the task name. I am not particularly fond of this one; but it should emphasize how we differ from 2006-2007.</text:span></text:p></office:annotation>End-to-End Universal<office:annotation-end office:name="__Annotation__3781_1501412069"/><office:annotation><dc:creator>Joakim Nivre</dc:creator><dc:date>2016-08-26T09:29:03</dc:date><text:p text:style-name="P12"><text:span text:style-name="T19">Reply to Daniel Zeman (08/24/2016, 21:32): "..."</text:span></text:p><text:p><text:span text:style-name="T20">I agree that we need something more than just “Universal Dependency Parsing”. What about “Multilingual Parsing from Raw Text to Universal Dependencies”? This also brings out the universality better. On the other hand, it is long and cumbersome. </text:span></text:p></office:annotation> Dependency Parsing</text:p>
      <text:h text:style-name="Heading_20_1" text:outline-level="1">Organizing Committee</text:h>
      <text:p text:style-name="P4"><text:span text:style-name="T16">Main contact person:</text:span> Dan Zeman, <text:a xlink:type="simple" xlink:href="mailto:zeman@ufal.mff.cuni.cz" text:style-name="Internet_20_link" text:visited-style-name="Visited_20_Internet_20_Link">zeman@ufal.mff.cuni.cz</text:a></text:p>
      <text:h text:style-name="Heading_20_2" text:outline-level="2">Chair</text:h>
      <text:p text:style-name="P6">Jan Hajič, <text:span text:style-name="T4">Charles University, Prague &lt;</text:span><text:a xlink:type="simple" xlink:href="mailto:hajic@ufal.mff.cuni.cz" text:style-name="Internet_20_link" text:visited-style-name="Visited_20_Internet_20_Link">hajic@ufal.mff.cuni.cz</text:a><text:span text:style-name="T4">&gt;</text:span></text:p>
      <text:h text:style-name="Heading_20_2" text:outline-level="2">Management <office:annotation office:name="__Annotation__3160_1794885480"><dc:creator>Daniel Zeman</dc:creator><dc:date>2016-08-23T21:19:06</dc:date><text:p text:style-name="P13"><text:span text:style-name="T18">Do we have to say more about why we are the right people to run the task? Like Joakim has chaired the 2007 task, Jan the 2009 task, Dan co-organized two SemEval shared tasks, there are 10 core members of the Universal Dependencies consortium etc.?</text:span></text:p></office:annotation>Group<office:annotation-end office:name="__Annotation__3160_1794885480"/><office:annotation><dc:creator>Joakim Nivre</dc:creator><dc:date>2016-08-26T09:32:26</dc:date><text:p text:style-name="P12"><text:span text:style-name="T19">Reply to Daniel Zeman (08/23/2016, 21:19): "..."</text:span></text:p><text:p><text:span text:style-name="T20">I think there should be a short section on the committee. The SIGNLL steering committee puts a lot of emphasis on the organizing team in their evaluation. We probably have the advantage of being well known to them, but it doesn't hurt to spell it out.</text:span></text:p><text:p><text:span text:style-name="T20"/></text:p></office:annotation></text:h>
      <text:p text:style-name="Text_20_body">Joakim Nivre, Uppsala University &lt;<text:a xlink:type="simple" xlink:href="mailto:joakim.nivre@lingfil.uu.se" text:style-name="Internet_20_link" text:visited-style-name="Visited_20_Internet_20_Link">joakim.nivre@lingfil.uu.se</text:a>&gt;<text:line-break/>Daniel Zeman, Charles University, Prague &lt;<text:a xlink:type="simple" xlink:href="mailto:zeman@ufal.mff.cuni.cz" text:style-name="Internet_20_link" text:visited-style-name="Visited_20_Internet_20_Link">zeman@ufal.mff.cuni.cz</text:a>&gt;<text:line-break/>Filip Ginter, University of Turku &lt;<text:a xlink:type="simple" xlink:href="mailto:ginter@cs.utu.fi" text:style-name="Internet_20_link" text:visited-style-name="Visited_20_Internet_20_Link">ginter@cs.utu.fi</text:a>&gt;<text:line-break/>Slav Petrov, Google &lt;<text:a xlink:type="simple" xlink:href="mailto:slav@google.com" text:style-name="Internet_20_link" text:visited-style-name="Visited_20_Internet_20_Link">slav@google.com</text:a>&gt;<text:line-break/>Milan Straka, Charles University, Prague &lt;<text:a xlink:type="simple" xlink:href="mailto:straka@ufal.mff.cuni.cz" text:style-name="Internet_20_link" text:visited-style-name="Visited_20_Internet_20_Link">straka@ufal.mff.cuni.cz</text:a>&gt;<text:line-break/>Martin Popel, Charles University, Prague &lt;<text:a xlink:type="simple" xlink:href="mailto:popel@ufal.mff.cuni.cz" text:style-name="Internet_20_link" text:visited-style-name="Visited_20_Internet_20_Link">popel@ufal.mff.cuni.cz</text:a>&gt;</text:p>
      <text:h text:style-name="Heading_20_2" text:outline-level="2">Support Group</text:h>
      <text:p text:style-name="Text_20_body">Christopher Manning, Stanford University<text:line-break/>Marie-Catherine de Marneffe, Ohio State University<text:line-break/>Yoav Goldberg, Bar Ilan University<text:line-break/>Reut Tsarfaty, Weizmann Institute of Science<text:line-break/>Sampo Pyysalo, University of Cambridge<text:line-break/>Francis Tyers, UiT / The Arctic University of Norway<text:line-break/>Jenna Kanerva, University of Turku<text:line-break/>Lilja Øvrelid, University of Oslo<text:line-break/>Giuseppe Celano, University of Leipzig<text:line-break/>Miguel Ballesteros, Pompeu Fabra University<text:line-break/>Çağrı Çöltekin, University of T<text:span text:style-name="T1">ü</text:span><text:span text:style-name="T4">bingen</text:span><text:line-break/>Tommi Pirinen, University of Hamburg<text:line-break/>Paola Merlo, University of Geneva<text:line-break/>Anssi Yli-Jyrä, University of Helsinki<text:line-break/>Özlem Çetinoğlu, University of Stuttgart<text:line-break/>Jon Dehdari, German Research Center for Artificial Intelligence (DFKI)<text:line-break/>Juhani Luotolahti, University of Turku</text:p>
      <text:h text:style-name="P7" text:outline-level="1"/>
      <text:h text:style-name="P9" text:outline-level="1"><office:annotation office:name="__Annotation__509_1689775935"><dc:creator>Joakim Nivre</dc:creator><dc:date>2016-08-26T09:58:51</dc:date><text:p text:style-name="P12"><text:span text:style-name="T17">I propose using numbered sections, especially to make it clear what are subsections.</text:span></text:p><text:p text:style-name="P12"><text:span text:style-name="T17"/></text:p></office:annotation>Description of the Shared Task<office:annotation-end office:name="__Annotation__509_1689775935"/></text:h>
      <text:p text:style-name="Text_20_body">Learning dependency parsers is a popular sub-task of natural language learning, useful in downstream applications as well as in linguistic research. <office:annotation office:name="__Annotation__481_1689775935"><dc:creator>Joakim Nivre</dc:creator><dc:date>2016-08-26T09:51:31</dc:date><text:p text:style-name="P12"><text:span text:style-name="T17">I revised this paragraph to (a) emphasize multillingual parsing in general (not just helping under-resourced languages) and (b) explain the enabling role of UD. I am sure it can be improved further.</text:span></text:p><text:p text:style-name="P12"><text:span text:style-name="T17"/></text:p></office:annotation>Besides parsing proper, this task should address two related problems: working on multiple languages, including languages for which little or no data is available, and working in a real-world setting, without manually curated segmentation, tagging, etc. This task has been made possible by the Universal Dependencies initiative <text:span text:style-name="T10">(UD, </text:span><text:a xlink:type="simple" xlink:href="http://universaldependencies.org/" text:style-name="Internet_20_link" text:visited-style-name="Visited_20_Internet_20_Link"><text:span text:style-name="T10">http://universaldependencies.org/</text:span></text:a><text:span text:style-name="T10">)</text:span>, which has developed treebanks for 40+ languages with cross-linguistically consistent annotation and recoverability of the original raw texts.<office:annotation-end office:name="__Annotation__481_1689775935"/></text:p>
      <text:p text:style-name="Text_20_body">Participating systems will have to find labeled syntactic dependencies between words, i.e. a <text:span text:style-name="T10">syntactic</text:span><text:span text:style-name="T9"> head</text:span><text:span text:style-name="T10"> for each word, and a </text:span><text:span text:style-name="T9">label</text:span><text:span text:style-name="T10"> classifying the type of the dependency relation. There will be multiple test sets in various languages but all data sets will adhere to the common annotation style of UD. Participants will be asked to parse raw text where no gold-standard annotation (tokenization, lemmas, morphology) is available. However, there is an open-source pipeline (</text:span><office:annotation office:name="__Annotation__482_1689775935"><dc:creator>Joakim Nivre</dc:creator><dc:date>2016-08-26T09:57:38</dc:date><text:p text:style-name="P12"><text:span text:style-name="T17">Is UDPipe the only permitted preprocessor or is SyntaxNet fair game too? We don't need to decide this now.</text:span></text:p><text:p text:style-name="P12"><text:span text:style-name="T17"/></text:p></office:annotation><text:span text:style-name="T10">UDPipe</text:span><office:annotation-end office:name="__Annotation__482_1689775935"/><text:span text:style-name="T10">, </text:span><text:a xlink:type="simple" xlink:href="https://ufal.mff.cuni.cz/udpipe/" text:style-name="Internet_20_link" text:visited-style-name="Visited_20_Internet_20_Link"><text:span text:style-name="T10">https://ufal.mff.cuni.cz/udpipe/</text:span></text:a><text:span text:style-name="T10">) that the participants can run instead of training their own models for any steps preceding the dependency analysis. We will even provide variants of the test data that have been preprocessed by UDPipe. We believe that this makes the task reasonably accessible for everyone.</text:span></text:p>
      <text:p text:style-name="P1">We do not plan on running separate open and closed tracks. Instead, we want to include every system in a single track, which will be formally closed, but where the list of permitted resources is rather broad; see below for more on the data selection process.</text:p>
      <text:h text:style-name="Heading_20_1" text:outline-level="1">Data</text:h>
      <text:p text:style-name="Text_20_body">The task will only work with resources that are publicly available, royalty-free, and under a license that is free at least for non-commercial usage (e.g., CC BY-SA or CC BY-NC-SA). The right to use the data must not be limited to the shared task, i.e., the data must be available for follow-up research too.</text:p>
      <text:h text:style-name="Heading_20_2" text:outline-level="2"><office:annotation office:name="__Annotation__606_1689775935"><dc:creator>Joakim Nivre</dc:creator><dc:date>2016-08-26T11:39:21</dc:date><text:p text:style-name="P12"><text:span text:style-name="T17">Numbered sections will make it obvious that this is a subsection of “Data”, which it wasn't when I first read it.</text:span></text:p></office:annotation>Treebanks<office:annotation-end office:name="__Annotation__606_1689775935"/></text:h>
      <text:p text:style-name="Text_20_body">The main data sets will be taken from the <office:annotation office:name="__Annotation__539_1689775935"><dc:creator>Joakim Nivre</dc:creator><dc:date>2016-08-26T11:30:23</dc:date><text:p text:style-name="P12"><text:span text:style-name="T17">I think “current” would imply v1.3, but a native English speaker should verify this. Alternatively, we could write “the then current version”, but this is clumsier.</text:span></text:p></office:annotation>most recent<office:annotation-end office:name="__Annotation__539_1689775935"/> version of the UD treebanks. Note that this means that the test data will be known in advance and we have to trust the participants not to take advantage of it. For some languages, we hope to be able to provide <office:annotation office:name="__Annotation__3269_1794885480"><dc:creator>Daniel Zeman</dc:creator><dc:date>2016-08-23T22:21:49</dc:date><text:p text:style-name="P13"><text:span text:style-name="T18">Should we also mention somewhere what we will do in case of multiple UD treebanks for one language, such as UD_Finnish and UD_Finnish-FTB?</text:span></text:p><text:p text:style-name="P13"><text:span text:style-name="T18"/></text:p><text:p text:style-name="P13"><text:span text:style-name="T18">We have agreed that each such treebank will be separately included in the macro average. Systems will know the treebank code so that they do not have to domain-adapt where it is not needed.</text:span></text:p></office:annotation>additional test sets<office:annotation-end office:name="__Annotation__3269_1794885480"/> that have not been previously released. These sets will not necessarily be from the same domain as the training data for the given language, but they will adhere to the UD annotation guidelines. Gold standard data from these sets will be only made available after the evaluation phase. Finally, there will be one or more <text:span text:style-name="T13">surprise language(s),</text:span><text:span text:style-name="T12"> which have not been previously released in UD and for which we will not provide training or development data, except for a small sample at the beginning of the evaluation phase. The point of having surprise languages is to encourage participants to pursue truly multilingual approaches to parsing. Gold-standard data of the surprise language(s) will be also made available after the shared task.</text:span></text:p>
      <text:p text:style-name="Text_20_body"><text:span text:style-name="T12">A conservative estimate is that we will be able to evaluate the systems on 20+ languages. We will only include UD treebanks which pass validation tests for the current UD guidelines, and for which we can obtain a test set of at least 10,000 words. There is no upper limit on the test size (the largest test set is currently ~170K). Participants will receive training+development data with gold-standard tokenization, sentence segmentation, POS tags and dependency relations; for some languages also lemmas and/or </text:span><office:annotation office:name="__Annotation__570_1689775935"><dc:creator>Joakim Nivre</dc:creator><dc:date>2016-08-26T11:34:11</dc:date><text:p text:style-name="P12"><text:span text:style-name="T17">I think we should make morphological features obligatory. </text:span></text:p></office:annotation><text:span text:style-name="T12">morphological features</text:span><office:annotation-end office:name="__Annotation__570_1689775935"/><text:span text:style-name="T12">. The size of </text:span><office:annotation office:name="__Annotation__571_1689775935"><dc:creator>Joakim Nivre</dc:creator><dc:date>2016-08-26T11:35:13</dc:date><text:p text:style-name="P12"><text:span text:style-name="T17">This may be nitpicking, but I think we should avoid “this data”, which implies that “data” is not only singular (to which some purists would object) but also a count noun (to which I would object).</text:span></text:p></office:annotation><text:span text:style-name="T12">these data sets</text:span><office:annotation-end office:name="__Annotation__571_1689775935"/><text:span text:style-name="T12"> will vary according to availability. For some languages, they may be as small as the test set (or even smaller), for others it may be ten times larger than the test set, and for the surprise languages it will be close to zero. One subset of the data will be formally designated as the development set, but participants will be free to use it also for training their final system.</text:span></text:p>
      <text:h text:style-name="Heading_20_2" text:outline-level="2"><text:soft-page-break/>Raw Data</text:h>
      <text:p text:style-name="Text_20_body">We will provide additional raw data for the languages of the shared task, useful, for example, for producing word embeddings. These data sets will be taken from CommonCrawl and automatically sorted by a language recognizer. It may not be available for all languages (note that UD contains also some classical languages such as Ancient Greek) but we are confident that we will be able to provide more than 500M words for most languages. For convenience, we will provide a variant of this data pre-processed by UDPipe, and also pre-computed word embedding vectors for those participants who want to use them but do not want to tweak their own settings of the word-to-vector software.</text:p>
      <text:h text:style-name="Heading_20_2" text:outline-level="2">Parallel Data</text:h>
      <text:p text:style-name="Text_20_body">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ese data sets, <text:s/>participants are simply referred to the OPUS website.</text:p>
      <text:h text:style-name="Heading_20_2" text:outline-level="2">Call for Additional Data</text:h>
      <text:p text:style-name="Text_20_body">Instead of organizing a separate open track we will encourage the participants to report (by the end of December) additional data they want to use. If the data sets are relevant to the task and meet the public availability condition, they will be added to the list of resources available to participants.</text:p>
      <text:h text:style-name="Heading_20_1" text:outline-level="1">Evaluation of Participating Systems</text:h>
      <text:p text:style-name="P2">All systems will be required to generate valid output in the CoNLL-U format for all test sets. They will know the language of the test set, but they must respond even to unknown language codes (for which there are no training data). The systems will be able to select either raw text as input, or the file pre-processed by UDPipe.<office:annotation><dc:creator>Daniel Zeman</dc:creator><dc:date>2016-08-25T16:55:07</dc:date><text:p text:style-name="P12"><text:span text:style-name="T18">I am tentatively removing the rule about multiple runs of one system on one dataset. I would be in favor of allowing up to N runs, which we will evaluate and the participant will be able to describe in their paper, under the condition that they tell us in advance, what is their </text:span><text:span text:style-name="T21">primary run</text:span><text:span text:style-name="T18">; we will use the primary run in the system ranking, even if it’s not the best-scoring run. We don’t have to describe these details in the proposal, only in the rules if the proposal gets accepted.</text:span></text:p></office:annotation><office:annotation><dc:creator>Joakim Nivre</dc:creator><dc:date>2016-08-26T13:24:53</dc:date><text:p text:style-name="P12"><text:span text:style-name="T19">Reply to Daniel Zeman (08/25/2016, 16:55): "..."</text:span></text:p><text:p><text:span text:style-name="T20">Agreed. Let's cross this bridge when we get to it. </text:span></text:p></office:annotation> Every system must produce <office:annotation office:name="__Annotation__267_1501412069"><dc:creator>Daniel Zeman</dc:creator><dc:date>2016-08-24T10:00:40</dc:date><text:p text:style-name="P12"><text:span text:style-name="T18">BTW, are we going to run the validator and discard outputs that contain cycles?</text:span></text:p><text:p text:style-name="P12"><text:span text:style-name="T18"/></text:p><text:p text:style-name="P12"><text:span text:style-name="T18">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office:annotation><dc:creator>Joakim Nivre</dc:creator><dc:date>2016-08-26T13:25:21</dc:date><text:p text:style-name="P12"><text:span text:style-name="T19">Reply to Daniel Zeman (08/24/2016, 10:00): "..."</text:span></text:p><text:p><text:span text:style-name="T20">We can run the validator and inform people if there output contains cycles, but it seems to harsh to discard it completely. Even though we prefer well-formed dependency trees, there are many applications where all people want is a set of dependencies. </text:span></text:p><text:p><text:span text:style-name="T20"/></text:p><text:p><text:span text:style-name="T20">I agree with the proposal to set the score to 0 for non-valid ouputs and to include this in the macro-average.</text:span></text:p></office:annotation> output for every test set.</text:p>
      <text:p text:style-name="P2"><office:annotation><dc:creator>Joakim Nivre</dc:creator><dc:date>2016-08-26T13:29:36</dc:date><text:p text:style-name="P12"><text:span text:style-name="T17">I made some terminological changes in this paragraph, preferring “word segmentation” over “tokenization” and “considered” and “reflected” over “included” when discussing what goes into evaluation. I think saying that tokenization is included in the evaluation could give the impression that a score is computed for tokenization; I think saying that it is reflected in the evaluation is clearer.</text:span></text:p><text:p text:style-name="P12"><text:span text:style-name="T17"/></text:p></office:annotation>The evaluation will focus on dependency relations, i.e., the index of the head node and the dependency label. POS tags, lemmas and morphological features are not considered in the main evaluation metric, although the systems are free to predict them too. On the other hand, word segmentation must be reflected in the metric because the systems do not have access to gold-standard segmentation, and identifying the words is a prerequisite for dependency evaluation.</text:p>
      <text:p text:style-name="P2"><office:annotation><dc:creator>Joakim Nivre</dc:creator><dc:date>2016-08-26T13:31:27</dc:date><text:p text:style-name="P12"><text:span text:style-name="T17">Again, I have replaced “tokens” by “words”. </text:span></text:p></office:annotation>The evaluation starts by aligning the system-produced words to the gold standard ones (<text:span text:style-name="T15">see Appendix</text:span> for details). Once the words are aligned, we will compute two metrics: Labeled Attachment Score (LAS) and a UD-specific metric that takes typological variation across languages into account by putting most weight on dependency relations that can be expected to be parallel across languages. <text:s/>Systems will be ranked by a macro-average over all test sets, and we would prefer to use the UD-specific metric for this purpose to make scores more comparable across languages. However, we still need to study the effect of adopting a new metric and will fall back on standard LAS if we are not convinced that the new metric is adequate. The final choice of the main metric should in any case be made before the first announcement of the shared task. </text:p>
      <text:p text:style-name="P3">Labeled Attachment Score (LAS<text:span text:style-name="T10">)</text:span><text:span text:style-name="T11"> is a standard evaluation metric in dependency parsing: the percentage of words that are assigned both the correct syntactic head and the correct dependency label. For scoring purposes, only universal dependency labels will be taken into account, which means that language-specific subtypes such as “acl:relcl” (relative clause), a subtype of the universal relation “acl” (adnominal clause), will be truncated to “acl” both in the gold standard and in the parser output in the evaluation. (Parsers can still choose to predict language-specific subtypes if it improves accuracy.) In our configuration, the standard LAS score will also have to be modified to take word segmentation mismatches into account. A dependency is therefore scored as correct only if both nodes of the relation match existing gold-standard nodes. Precision </text:span><text:soft-page-break/><text:span text:style-name="T11">P is the number of correct relations divided by the number of system-produced nodes; recall R is the number of correct relations divided by the number of gold-standard nodes. We define LAS as the F</text:span><text:span text:style-name="T14">1</text:span><text:span text:style-name="T11">-score = 2PR / (P+R).</text:span></text:p>
      <text:p text:style-name="P3"><text:span text:style-name="T10">UD-specific metric: </text:span><text:span text:style-name="T11">A leading idea behind the UD representations is to focus on dependencies between content words in order to maximize parallelism across languages, because function words often correlate with morphology (or nothing at all) in other languages. Since we do not evaluate morphological analysis in this task, it makes sense to also look at results without function words. An argument for this type of metric and a first proposal can be found in </text:span><text:a xlink:type="simple" xlink:href="http://stp.lingfil.uu.se/~nivre/docs/udeval-cl.pdf" text:style-name="Internet_20_link" text:visited-style-name="Visited_20_Internet_20_Link"><text:span text:style-name="T11">http://stp.lingfil.uu.se/~nivre/docs/udeval-cl.pdf</text:span></text:a><text:span text:style-name="T11">. Similarly to our extended LAS metric, the new metric is computed as F</text:span><text:span text:style-name="T14">1</text:span><text:span text:style-name="T11">-score of precision and recall and is sensitive to word segmentation errors. The difference to LAS is that there is a pre-defined list of content dependency relations, which are included in the evaluation or possibly weighted higher than other dependencies.</text:span></text:p>
      <text:p text:style-name="P10">Besides the two central metrics and one overall ranking of the systems, we will evaluate the systems along various other dimensions and we may publish additional rankings for sub-tasks (e.g., performance on the surprise languages). The evaluation script is not ready at the time of writing this proposal but it will be publicly available by the end of December at the latest.</text:p>
      <text:p text:style-name="Text_20_body">We plan to use the Tira platform (<text:a xlink:type="simple" xlink:href="http://www.tira.io/" text:style-name="Internet_20_link" text:visited-style-name="Visited_20_Internet_20_Link">http://www.tira.io/</text:a>) as suggested in the call for proposals. Therefore, participants will submit systems, not parsed data, allowing us to keep unreleased test data hidden until after the task has been completed. </text:p>
      <text:h text:style-name="Heading_20_1" text:outline-level="1">Timeline</text:h>
      <text:p text:style-name="Text_20_body">We agree to follow the timeline suggested in the call. Trial data (not necessarily for all languages) will be available in February 2017, train+dev in March and test data in May. No copyright-related issues have to be solved; the time between now and March will be mostly needed to refine the evaluation procedure and improve existing datasets and their compliance with the UD guidelines.</text:p>
      <text:h text:style-name="Heading_20_1" text:outline-level="1">Organizing Team</text:h>
      <text:p text:style-name="Text_20_body">The organizing team is chaired by Jan <text:span text:style-name="T1">Hajič with Dan Zeman as assistant and main contact person. Together with Joakim Nivre, Filip Ginter, Slav Petrov, Milan Straka and Martin Popel, they form the management group who will do the bulk of the work. The larger support group will act as an advisory committee to the management group.</text:span></text:p>
      <text:p text:style-name="Text_20_body"><text:span text:style-name="T1">Jan Hajič chaired the organizing committee for the 2009 CoNLL shared task, and Dan Zeman co-organized two SemEval shared tasks. Joakim Nivre chaired the organizing committee for the 2007 CoNLL shared task and was a member of the committee in 2008 and 2009. The management and support groups together comprise 10 of the core members of the UD consortium and some of the leading experts on dep. parsing. </text:span></text:p>
      <text:h text:style-name="Heading_20_1" text:outline-level="1">Other Relevant <office:annotation office:name="__Annotation__3172_1794885480"><dc:creator>Daniel Zeman</dc:creator><dc:date>2016-08-23T21:29:14</dc:date><text:p text:style-name="P13"><text:span text:style-name="T18">We can also mention here that we want to organize 2018 and what are the possible enhancements we foresee.</text:span></text:p></office:annotation>Information<office:annotation-end office:name="__Annotation__3172_1794885480"/></text:h>
      <text:p text:style-name="P11">There have been two CoNLL shared tasks in dependency parsing in 2006 and 2007. The current proposal differs from the previous tasks in several respects. We have treebanks in many languages that share the same annotation style, which makes multi-lingual approaches possible and cross-linguistic evaluation meaningful. Moreover, the number of languages is likely to exceed that of 2006 and 2007 combined. We will also propose a new evaluation metric tailored to the content-word-centric UD style. And finally, we evaluate end-to-end parsing with no gold-standard information available to the parsers.</text:p>
      <text:h text:style-name="P8" text:outline-level="1"><text:soft-page-break/>Appendix: Data format and evaluation details</text:h>
      <text:p text:style-name="Text_20_body">The CoNLL-U data format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However, there are a few important extensions. Perhaps most important is the notion of <text:span text:style-name="T9">syntactic words</text:span><text:span text:style-name="T10"> vs. </text:span><text:span text:style-name="T9">multi-word tokens</text:span><text:span text:style-name="T10">. It makes the tokenization step in UD harder than the relatively simple procedure called tokenization in other areas of NLP. For instance, German </text:span><text:span text:style-name="T9">zum</text:span><text:span text:style-name="T10"> is a contraction of the preposition </text:span><text:span text:style-name="T9">zu</text:span><text:span text:style-name="T10"> “to”, and the article </text:span><text:span text:style-name="T9">dem</text:span><text:span text:style-name="T10"> “the”. In UD it is a multi-word token consisting of two syntactic words, </text:span><text:span text:style-name="T9">zu</text:span><text:span text:style-name="T10"> and </text:span><text:span text:style-name="T9">dem</text:span><text:span text:style-name="T10">.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zur Stadt, zum Haus</text:span><text:span text:style-name="T3"> </text:span><text:span text:style-name="T5">“to the city, to the house”. The corresponding CoNLL-U section could look like this:</text:span></text:p>
      <text:p text:style-name="P5">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Text_20_body"><text:span text:style-name="T5">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8">zur</text:span><text:span text:style-name="T5"> as a contraction and outputs</text:span></text:p>
      <text:p text:style-name="P5">1<text:tab/>zur<text:line-break/>2<text:tab/>Stadt<text:line-break/>3<text:tab/>,</text:p>
      <text:p text:style-name="Text_20_body"><text:span text:style-name="T5">we will treat any relations going to or from the node </text:span><text:span text:style-name="T8">zur</text:span><text:span text:style-name="T5"> as incorrect. The same will happen with the node “Stadt,”, should the system fail to separate punctuation from the word </text:span><text:span text:style-name="T8">Stadt</text:span><text:span text:style-name="T5">.</text:span></text:p>
      <text:p text:style-name="Text_20_body"><text:span text:style-name="T5">If the system wrongly splits the word </text:span><text:span text:style-name="T8">Haus</text:span><text:span text:style-name="T5"> and outputs</text:span></text:p>
      <text:p text:style-name="P5">7-8<text:tab/>Haus<text:line-break/>7<text:tab/>Hau<text:line-break/>8<text:tab/>das</text:p>
      <text:p text:style-name="Text_20_body"><text:span text:style-name="T5">relations involving either </text:span><text:span text:style-name="T8">Hau</text:span><text:span text:style-name="T5"> or </text:span><text:span text:style-name="T8">das</text:span><text:span text:style-name="T5"> will be considered incorrect.</text:span></text:p>
      <text:p text:style-name="Text_20_body"><text:span text:style-name="T5">Even if the system recognizes </text:span><text:span text:style-name="T8">zur</text:span><text:span text:style-name="T5"> as contraction but outputs wrong syntactic word forms, the tokens will be considered </text:span><office:annotation office:name="__Annotation__2285_1501412069"><dc:creator>Daniel Zeman</dc:creator><dc:date>2016-08-24T16:34:54</dc:date><text:p text:style-name="P12"><text:span text:style-name="T18">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12"><text:span text:style-name="T18"/></text:p><text:p text:style-name="P12"><text:span text:style-name="T18">At least we should disregard case in comparing the word forms, as it is unclear whether ZUM should be ZU DEM, Zu dem, zu dem or something else.</text:span></text:p></office:annotation><text:span text:style-name="T5">incorrect</text:span><office:annotation-end office:name="__Annotation__2285_1501412069"/><text:span text:style-name="T5">:</text:span></text:p>
      <text:p text:style-name="P5">1-2<text:tab/>zur<text:line-break/>1<text:tab/>zur<text:line-break/>2<text:tab/>der</text:p>
      <text:p text:style-name="P5">Relations involving node 1 are incorrect but relations involving node 2 may be correct.</text:p>
      <text:h text:style-name="Heading_20_2" text:outline-level="2"><text:soft-page-break/>Aligning system words with the gold standard</text:h>
      <text:p text:style-name="Text_20_body">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Text_20_body">Now let’s assume there are multi-word tokens. They may contain anything, without any similarity to the original text; however, the data still contains the original surface form and we know to which part of the underlying text they correspond. So we only have to align the individual words between a gold and a system multi-word token. We use the LCS (longest common subsequence) algorithm for that.</text:p>
      <text:p text:style-name="Text_20_body"><text:span text:style-name="T6">Sentence boundaries</text:span><text:span text:style-name="T7"> will be ignored during token alignment, i.e. the entire test set will be aligned at once. The systems will have to perform sentence segmentation in order to produce valid CoNLL-U files but the sentence boundaries will be evaluated only indirectly, through dependency relations. A dependency relation that goes across a gold sentence boundary is incorrect. If on the other hand the system generates a false sentence break, it will not be penalized directly, but there must be at least one gold relation that the system did not find; not getting points for such relations will be an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ppleSystemUIFont" svg:font-family=".AppleSystemUIFont" style:font-family-generic="swiss"/>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20%" fo:orphans="2" fo:widows="2" style:page-number="auto"/>
      <style:text-properties fo:font-size="1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3cm" fo:margin-bottom="0.15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5cm" fo:margin-bottom="0.101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6T15:20:07.451000000</dc:date>
    <dc:creator>Daniel Zeman</dc:creator>
    <meta:editing-duration>PT9H42M19S</meta:editing-duration>
    <meta:editing-cycles>43</meta:editing-cycles>
    <meta:generator>LibreOffice/5.0.5.2$Windows_x86 LibreOffice_project/55b006a02d247b5f7215fc6ea0fde844b30035b3</meta:generator>
    <meta:document-statistic meta:table-count="0" meta:image-count="0" meta:object-count="0" meta:page-count="6" meta:paragraph-count="55" meta:word-count="2693" meta:character-count="16727" meta:non-whitespace-character-count="14084"/>
  </office:meta>
</office:document-meta>
</file>